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style:style>
    <style:style style:name="P9"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0"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1" style:family="paragraph" style:parent-style-name="Text_20_body">
      <style:text-properties style:use-window-font-color="true" style:font-name="Times New Roman" fo:background-color="transparent"/>
    </style:style>
    <style:style style:name="P12" style:family="paragraph" style:parent-style-name="Text_20_body">
      <style:text-properties fo:font-size="12pt" style:font-size-asian="12pt" style:font-size-complex="12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left="0mm" fo:margin-right="0mm" fo:text-indent="10mm" style:auto-text-indent="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8" style:family="paragraph" style:parent-style-name="Text_20_body">
      <style:paragraph-properties fo:margin-left="0mm" fo:margin-right="0mm" fo:text-align="center" style:justify-single-word="false" fo:text-indent="0mm" style:auto-text-indent="false"/>
    </style:style>
    <style:style style:name="P19" style:family="paragraph" style:parent-style-name="Text_20_body" style:list-style-name=""/>
    <style:style style:name="P20" style:family="paragraph" style:parent-style-name="Text_20_body" style:list-style-name="">
      <style:paragraph-properties fo:text-align="justify" style:justify-single-word="false"/>
      <style:text-properties style:text-underline-style="solid" style:text-underline-width="auto" style:text-underline-color="font-color"/>
    </style:style>
    <style:style style:name="P21" style:family="paragraph" style:parent-style-name="Heading_20_1">
      <style:paragraph-properties fo:text-align="center" style:justify-single-word="false"/>
    </style:style>
    <style:style style:name="P22" style:family="paragraph" style:parent-style-name="Heading_20_1" style:list-style-name="">
      <style:paragraph-properties fo:margin-left="0mm" fo:margin-right="0mm" fo:text-align="center" style:justify-single-word="false" fo:text-indent="0mm" style:auto-text-indent="false"/>
    </style:style>
    <style:style style:name="P23" style:family="paragraph" style:parent-style-name="Heading_20_1">
      <style:paragraph-properties fo:break-before="page"/>
    </style:style>
    <style:style style:name="P24" style:family="paragraph" style:parent-style-name="Heading_20_1" style:list-style-name="">
      <style:paragraph-properties fo:text-align="justify" style:justify-single-word="false" fo:break-before="page"/>
    </style:style>
    <style:style style:name="P25" style:family="paragraph" style:parent-style-name="Heading_20_3">
      <style:text-properties style:text-underline-style="none"/>
    </style:style>
    <style:style style:name="P26" style:family="paragraph" style:parent-style-name="Heading_20_2">
      <style:paragraph-properties fo:break-before="page"/>
    </style:style>
    <style:style style:name="P27" style:family="paragraph" style:parent-style-name="Heading_20_4">
      <style:paragraph-properties fo:text-align="center" style:justify-single-word="false"/>
    </style:style>
    <style:style style:name="P28" style:family="paragraph" style:parent-style-name="Heading_20_4">
      <style:paragraph-properties fo:text-align="center" style:justify-single-word="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style:style style:name="T1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 text:name="__RefHeading__2955_1119159922"/>Masarykova univerzita<text:bookmark-end text:name="__RefHeading__2955_1119159922"/></text:h>
      <text:h text:style-name="P22" text:outline-level="1">Fakulta informatiky</text:h>
      <text:p text:style-name="P18"/>
      <text:p text:style-name="P18"/>
      <text:p text:style-name="P18"/>
      <text:p text:style-name="P18"/>
      <text:p text:style-name="P18"/>
      <text:p text:style-name="P18"/>
      <text:h text:style-name="P27" text:outline-level="4">Bakalářská práce</text:h>
      <text:p text:style-name="P18"/>
      <text:h text:style-name="P21" text:outline-level="1">Nástroje pro migraci webového archivu</text:h>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8" text:outline-level="4">Martin Prokop<text:tab/><text:tab/><text:tab/><text:tab/><text:tab/><text:tab/><text:tab/><text:tab/><text:tab/>2012</text:h>
      <text:h text:style-name="P23"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4" text:outline-level="1">Poděkování</text:h>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9" text:outline-level="1">Na tomto místě bych chtěl poděkovat Mgr. Václavovi Roseckému a Ing. Petrovi Žabičkovi za pomoc při řešení této bakalářské práce.</text:h>
      <text:h text:style-name="P23" text:outline-level="1">Shrnutí</text:h>
      <text:p text:style-name="P3">(Doplním později)</text:p>
      <text:h text:style-name="Heading_20_1" text:outline-level="1">Klíčová slova</text:h>
      <text:p text:style-name="Text_20_body">WebArchiv, warc, arc, migrace, archivace webu.</text:p>
      <text:h text:style-name="P23" text:outline-level="1"><text:bookmark text:name="__RefHeading__1469_1422318452"/>Obsah<text:bookmark-end text:name="__RefHeading__1469_1422318452"/></text:h>
      <text:p text:style-name="P3">(Doplním později)</text:p>
      <text:h text:style-name="P23" text:outline-level="1">Úvod</text:h>
      <text:p text:style-name="P3">(Doplním později)</text:p>
      <text:p text:style-name="P3">Budu psát o nutnosti převodu archivu do warc</text:p>
      <text:h text:style-name="P23"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6"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6">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511669622"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6"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Dále probíhal vývoj nových nástrojů. Jedná se konkrétně o:</text:p>
      <text:list xml:id="list1732090748" text:continue-numbering="true" text:style-name="List_20_1">
        <text:list-item>
          <text:p text:style-name="List_20_1">Dublin Core Metadata Generator</text:p>
        </text:list-item>
        <text:list-item>
          <text:p text:style-name="List_20_1">Generátor UR</text:p>
        </text:list-item>
        <text:list-item>
          <text:p text:style-name="List_20_1">Kalkulátor MD5 </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4">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3">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4">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4">Tým se zabýval analýzou možností dalšího vývoje softwaru pro tvorbu metadat, <text:soft-page-break/>jednoznačné identifikace dokumentů, stahování webových zdrojů a jejich ukládání. Dále možnostmi trvalého a efektivního přístupu k uloženým datům.</text:p>
      <text:p text:style-name="P4">Bylo potřeba monitorovat vývoj technologií – zejména standardů pro metadata a formáty. Byly budovány tématické brány a Konspekt. WebArchiv užíval již dříve zmínění nástroje jako NEDLIB, Heritrix. </text:p>
      <text:p text:style-name="P5">„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4">Projekt je i nadále řešen v rámci stejného projektu jako v roce 2004 a <text:s/>pokračuje v podstatě ve stejných kolejích. </text:p>
      <text:p text:style-name="P4">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096486247"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text:span><text:soft-page-break/><text:span text:style-name="T2">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4">Tým také pracuje na lokalizaci užívaných nástrojů. Prozkoumává se i možnost průběžné analýzy sklizně. </text:p>
      <text:p text:style-name="P4">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4">Aktuální je i problém změny legislativy týkající se uchovávání elektronických informačních zdrojů. Tento problém úzce souvisí s licencí Creative Commons. Licencí Creative Commons se též zabývám v jiné části své práce.</text:p>
      <text:p text:style-name="P4">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text:soft-page-break/>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text:soft-page-break/>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4">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6"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2"><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text:soft-page-break/>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2161328528"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text:tab/>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text:tab/>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text:soft-page-break/>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6"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7">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4">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6"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4">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4">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text:soft-page-break/>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6"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text:soft-page-break/>Výsledkem analýzy je návrh politiky přijímání zdrojů pro WebArchiv. Součástí návrhů jsou například tématické sbírky a Konspekt.</text:p>
      <text:h text:style-name="P26"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4">„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1">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9">Pro tuto bakalářskou práci je důležitý právě proto, že při převodu arc do warc umožňuje minimalizovat počet duplicitních archivovaných souborů. </text:p>
      <text:h text:style-name="Heading_20_3" text:outline-level="3">HERITRIX<text:note text:id="ftn68" text:note-class="footnote"><text:note-citation>68</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3"><text:soft-page-break/>(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9" text:note-class="footnote"><text:note-citation>69</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5" text:outline-level="3">JHOVE<text:note text:id="ftn70" text:note-class="footnote"><text:note-citation>70</text:note-citation><text:note-body><text:p text:style-name="Footnote">http://sourceforge.net/projects/jhove/</text:p></text:note-body></text:note></text:h>
      <text:p text:style-name="P4">Tento program slouží k identifikaci a validaci souborů. Program disponuje množstvím modulů pro rozpoznávání formátů souborů. Je však již zastaralý pro svou práci jsem tedy použával ejho novější verzi: JHove2.</text:p>
      <text:h text:style-name="P25" text:outline-level="3">JHOVE2<text:note text:id="ftn71" text:note-class="footnote"><text:note-citation>71</text:note-citation><text:note-body><text:p text:style-name="Footnote">https://bitbucket.org/jhove2/</text:p></text:note-body></text:note></text:h>
      <text:p text:style-name="P4">Tento program je novější verzí již zmíněného programu JHOVE. Slouží k validaci a indentifikaci souborů. Podrobně se budu tímto programem zabývat části věnované migraci archivů.</text:p>
      <text:h text:style-name="Heading_20_3" text:outline-level="3">Nedlib harvester<text:note text:id="ftn72" text:note-class="footnote"><text:note-citation>72</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3" text:note-class="footnote"><text:note-citation>73</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4" text:note-class="footnote"><text:note-citation>74</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text:soft-page-break/>Heritrix integrovaný v sobě. Dánský archiv webových zdrojů<text:note text:id="ftn75" text:note-class="footnote"><text:note-citation>75</text:note-citation><text:note-body><text:p text:style-name="Footnote">Dostupné na: http.//netarchive.dk</text:p></text:note-body></text:note> vznikl v roce 2005 a do dnes obsahuje téměř 160TB dat.</text:p>
      <text:h text:style-name="Heading_20_3" text:outline-level="3">NutchWAX<text:note text:id="ftn76" text:note-class="footnote"><text:note-citation>76</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0">NutchWAX je součást projektu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2"><text:span text:style-name="T13">V roce 2009 realizoval Adam Brokeš WA Admin v2 v rámci své bakalářské práce s názvem Systém pro správu procesu archivace webových informačních zdrojů</text:span><text:span text:style-name="T13"><text:note text:id="ftn77" text:note-class="footnote"><text:note-citation>77</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8" text:note-class="footnote"><text:note-citation>78</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RC-TOOLS<text:note text:id="ftn79" text:note-class="footnote"><text:note-citation>79</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xt:soft-page-break/>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0" text:note-class="footnote"><text:note-citation>80</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RC-TOOLS / kpk09<text:note text:id="ftn81" text:note-class="footnote"><text:note-citation>81</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i v pasáži věnované migraci arc souborů.</text:p>
      <text:h text:style-name="Heading_20_3" text:outline-level="3">WAYBACK<text:note text:id="ftn82" text:note-class="footnote"><text:note-citation>82</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3" text:note-class="footnote"><text:note-citation>83</text:note-citation><text:note-body><text:p text:style-name="Footnote">http://archive-access.sourceforge.net/projects/waxtoolbar/</text:p></text:note-body></text:note></text:h>
      <text:p text:style-name="P8">Jedná se o rozšíření pro prohlížeč Mozilla Firefox, které má usnadnit prohlížení webového archivu pomocí nástroje WayBack, bohužel byla vydána pouze jedna verze <text:soft-page-break/>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4" text:note-class="footnote"><text:note-citation>84</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5" text:note-class="footnote"><text:note-citation>85</text:note-citation><text:note-body><text:p text:style-name="Footnote">http://webcurator.sourceforge.net/</text:p></text:note-body></text:note></text:h>
      <text:p text:style-name="P12"><text:span text:style-name="T13">Nástroj vyvinutý v roce 2006</text:span><text:span text:style-name="T11">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6" text:note-class="footnote"><text:note-citation>86</text:note-citation><text:note-body><text:p text:style-name="Footnote">http://archive-access.sourceforge.net/projects/wera/</text:p></text:note-body></text:note></text:h>
      <text:p text:style-name="P12">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3"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6" text:outline-level="2">Formát nedlib<text:note text:id="ftn87" text:note-class="footnote"><text:note-citation>87</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1412944109"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709327805"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6"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8" text:note-class="footnote"><text:note-citation>88</text:note-citation><text:note-body><text:p text:style-name="Footnote"><text:a xlink:type="simple" xlink:href="http://www.archive.org/web/researcher/ArcFileFormat.php">http://www.archive.org/web/researcher/ArcFileFormat.php</text:a></text:p></text:note-body></text:note>.</text:p>
      <text:p text:style-name="P3">(Sem vložím printscreen výpisu hlavičky nějakého archivu)</text:p>
      <text:p text:style-name="P3">(Mám i připraven arc archiv)</text:p>
      <text:h text:style-name="Heading_20_4" text:outline-level="4">Výhody arc</text:h>
      <text:p text:style-name="P3">(Musím přesně nastudovat)</text:p>
      <text:h text:style-name="Heading_20_4" text:outline-level="4">Nevýhody arc</text:h>
      <text:p text:style-name="P3">(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3">(Sem vložím printscreen nějakého CDX indexu, mám připraven)</text:p>
      <text:p text:style-name="P4">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9" text:note-class="footnote"><text:note-citation>89</text:note-citation><text:note-body><text:p text:style-name="Footnote">http://is.muni.cz/th/173018/fi_m/</text:p></text:note-body></text:note>.</text:p>
      <text:p text:style-name="P3"><text:soft-page-break/>Další zdroje:</text:p>
      <text:p text:style-name="Text_20_body"><text:a xlink:type="simple" xlink:href="https://webarchive.jira.com/wiki/display/Heritrix/ARC+File+Format">https://webarchive.jira.com/wiki/display/Heritrix/ARC+File+Format</text:a></text:p>
      <text:p text:style-name="Text_20_body"><text:a xlink:type="simple" xlink:href="http://www.fileformat.info/format/arc/corion.htm"/></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h text:style-name="P26" text:outline-level="2">Formát warc</text:h>
      <text:h text:style-name="Heading_20_4" text:outline-level="4">Popis standardu warc</text:h>
      <text:p text:style-name="Text_20_body"/>
      <text:p text:style-name="Text_20_body">Spíš jeho popis- standardu</text:p>
      <text:p text:style-name="P3">(Sem vložím printscreen výpisu hlavičky nějakého archivu, mám i warc)</text:p>
      <text:h text:style-name="Heading_20_4" text:outline-level="4">Výhody warc</text:h>
      <text:p text:style-name="Text_20_body"/>
      <text:h text:style-name="Heading_20_4" text:outline-level="4">Nevýhody warc</text:h>
      <text:p text:style-name="P3">(Musím přesně nastudovat)</text:p>
      <text:h text:style-name="Heading_20_4" text:outline-level="4">Plánované využití do budoucna</text:h>
      <text:p text:style-name="P3">(Musím přesně nastudovat)</text:p>
      <text:p text:style-name="Text_20_body"/>
      <text:p text:style-name="P3">(Mám dát více informací?)</text:p>
      <text:p text:style-name="P3">Další zdroje:</text:p>
      <text:p text:style-name="Text_20_body"><text:a xlink:type="simple" xlink:href="http://www.digitalpreservation.gov/formats/fdd/fdd000236.shtml">http://www.digitalpreservation.gov/formats/fdd/fdd000236.shtml</text:a></text:p>
      <text:p text:style-name="Text_20_body"><text:a xlink:type="simple" xlink:href="http://archive-access.sourceforge.net/warc/">http://archive-access.sourceforge.net/warc/</text:a></text:p>
      <text:p text:style-name="Text_20_body"/>
      <text:p text:style-name="Text_20_body"><text:a xlink:type="simple" xlink:href="https://webarchive.jira.com/wiki/display/Heritrix/WARC+%28Web+ARChive%29">https://webarchive.jira.com/wiki/display/Heritrix/warc+%28Web+ARChive%29</text:a></text:p>
      <text:p text:style-name="Text_20_body"/>
      <text:p text:style-name="Text_20_body"><text:a xlink:type="simple" xlink:href="http://bibnum.bnf.fr/WARC/">http://bibnum.bnf.fr/warc/</text:a></text:p>
      <text:h text:style-name="P23"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3">(Tady uvedu nějakej vzorovej převod, už jsem nějakej uložil do složky „/PRILOHY“ v projektu)</text:p>
      <text:p text:style-name="P3">PROZATIM JSEM SI „HRAL“ S APLIKACEMA HERITRIX, WAYBACK, warc-TOOLS JHOVE, CDR-INDEX. VE SLOZCE „/PRILOHY“ JSOU Z TOHO VYSLEDKY. </text:p>
      <text:p text:style-name="P3">Také jsem pracoval s nástroji HANZO / warc-TOOLS /KPP09:</text:p>
      <text:p text:style-name="P3">Každý warc a i arc jsem projel JHOVEM a mám tam výpisy</text:p>
      <text:h text:style-name="P20" text:outline-level="1">Mám ARC 1s</text:h>
      <text:h text:style-name="P20" text:outline-level="1">CDX index arcu 1s</text:h>
      <text:h text:style-name="P20" text:outline-level="1">Každým nástrojem jsem udělal warc a zkoušel warcdumpy.:</text:h>
      <text:h text:style-name="P20" text:outline-level="1"><text:tab/><text:tab/>Warctools 3s – neumi dump arcsouboru</text:h>
      <text:h text:style-name="P20" text:outline-level="1"><text:tab/><text:tab/>Hanzo 4s</text:h>
      <text:h text:style-name="P20" text:outline-level="1"><text:tab/><text:tab/>KPK09 4s</text:h>
      <text:p text:style-name="P3"/>
      <text:p text:style-name="P3"><text:a xlink:type="simple" xlink:href="https://webarchive.jira.com/wiki/display/Heritrix/ARC+to+WARC+%28to+ARC%29">https://webarchive.jira.com/wiki/display/Heritrix/ARC+to+warc+%28to+ARC%29</text:a></text:p>
      <text:p text:style-name="Text_20_body"><text:a xlink:type="simple" xlink:href="http://sourceforge.net/projects/jpype/"><text:span text:style-name="T14">http://sourceforge.net/projects/jpype/</text:span></text:a></text:p>
      <text:h text:style-name="P26" text:outline-level="2">Žabák</text:h>
      <text:p text:style-name="Text_20_body">Předpokládám, že warc má jen výhody. V podstatě se tam dají uložit metadata, která do warcu neuložíš - takové to info že soubor byl v danou dobu na daném URL, ale protože už v archivu je, tak ho znova neukládám (pokud zrovna tohle platí, teda). </text:p>
      <text:p text:style-name="Text_20_body">A co se týče problémů, tak co je potřeba jsou vhodné nástroje. My měli problémy s obnovou arců z toho nabouraného filesystému. Ale to souvisí s kompresí - stačí vadný bit a je po legraci. Warc asi taky neobsahuje samoopravný kód, že?</text:p>
      <text:p text:style-name="Text_20_body">Praktické problémy co se řešily kdysi byly spíš toho rázu, že když z toho archivu něco tahám, tak chci skočit na konkrétní offset a načíst daný soubor - abych kvůli malému gifu nemusel číst celý 100 MB archiv. </text:p>
      <text:p text:style-name="Text_20_body">Jo a jedna věc - když potřebuju například zrekonstruovat nějaký web do archivních balíků (třeba doplňuju díru v archivu), tak by bylo dobré mít na to nějaké nástroje. Ale to už jsme ve sféře digital preservation a řekl bych, že to pomezí webových archivů a trvalého uchování by sneslo delší teoretickou práce :-)</text:p>
      <text:h text:style-name="Heading_20_2" text:outline-level="2">Coufal</text:h>
      <text:p text:style-name="Text_20_body">WARCy zatim nepouzivame, takze je tezke posoudit pripadne nevyhody. Souhlasil bych s</text:p>
      <text:p text:style-name="Text_20_body">Petrem, ze se zdaji mit spis vyhody: 1. na rozdil od ARCu umoznuji ukladat nejen http odezvy, ale tak puvodni pozadavky 2. umoznuji ukladat skalu metadat - neco je nastaveno primo v Heritrixu, ale jinak je to flexibilni a muze se tam v podstate libovolne pridavat ruzna metadata podle pripadnych potreb 3. jde o ISO standard 4. do budoucna asi vetsina instituci prejde na WARC a ty budou podporovany vetsinouaplikaci - ARCy...?</text:p>
      <text:p text:style-name="Text_20_body">Problem je opravdu v tom, ze by bylo vhodne mit historicke data ve stejnem formatu, tzn. premigrovat vsechno na WARC - neni to zadna jaderna fyzika, v Britske knihovne si na toudelali nejaky skript a uz to maji hotove. Ale je to citliva vec, protoze nechceme něco zvorat a prijit o data. Taky bychom idealne radi vyuzili uz existujici WARC tools, když uz platime za vyvoj formou clenskych prispevku IIPC...</text:p>
      <text:p text:style-name="Text_20_body">Jinak bych rekl, ze ARCy samy o sobe nejsou spatne, ale proste WARCy se zdaji byt o tech par bodiku nahore lepsi...</text:p>
      <text:p text:style-name="Text_20_body">Mozna se mnou ale nebudou souhlasit Adam nebo Ruda, kteri je znaji z prakticke stranky – kluci...?</text:p>
      <text:h text:style-name="Heading_20_2" text:outline-level="2"><text:soft-page-break/>Kreibich</text:h>
      <text:p text:style-name="Text_20_body">Z praktické stránky je práce s oběma balíčky identická, stejně jako jejich napojení na zpřístupnění. Co se týče budoucnosti, spěchat s migrací v horizontu dvou/tří let netřeba. Jsou to prostě zazipovaný entity s metadatama, to by se někomu ARC musel hodně znelíbit, aby ho přestal podporovat. </text:p>
      <text:p text:style-name="Text_20_body">Co se týče sklizní, víc metadat víc profit. Trošku větší nárok u WARCů na diskovou kapacitu, ale zatím jsem žádnou statistiku porovnání velikosti sklizní neviděl ani nehledal. Ono jde spíš o to, abychom si řekli co v těch WARCách za metadata chceme, pak můžem porovnat sklizeň v ARCách, ale nárůst imho bude marginální.</text:p>
      <text:p text:style-name="Text_20_body">Samotný warc nedefinuje jak má být archivní entita komprimována. GZIP který v současnosti používáme je stále ve verzi, která nepodporuje snadnou obnovu dat z poškozeného balíčku. Tato funkcionalita se plánuje od veze 2.0 v současnosti jsme ve verzi 1.4. Možná není od věci, používat komprimační metodu, která umožňuje snaží obnovu dat a přitom je kompatibilní s aplikací na zpřístupnění.</text:p>
      <text:h text:style-name="P23" text:outline-level="1">Závěr</text:h>
      <text:h text:style-name="P23"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Masanès, Julien (Ed.): Web Archiving. Berlin, Heidelberg, Springer-Verlag, 2006.</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3"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99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01T13:58:42</dc:date>
    <dc:creator>Martin Prokop</dc:creator>
    <meta:editing-duration>P2DT15H35M32S</meta:editing-duration>
    <meta:editing-cycles>906</meta:editing-cycles>
    <meta:document-statistic meta:table-count="1" meta:image-count="0" meta:object-count="0" meta:page-count="40" meta:paragraph-count="463" meta:word-count="7468" meta:character-count="53198" meta:non-whitespace-character-count="46255"/>
  </office:meta>
</office:document-meta>
</file>